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Text_20_body_20_indent_20_2">
      <style:text-properties fo:language="en" fo:country="none"/>
    </style:style>
    <style:style style:name="P9" style:family="paragraph" style:parent-style-name="Standard">
      <style:paragraph-properties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0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6" style:family="text">
      <style:text-properties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l<text:span text:style-name="T4">umns</text:span></text:h>
      <text:p text:style-name="P8">Defines the columns of a grid. </text:p>
      <text:p text:style-name="P8">Each child of a <text:span text:style-name="Source_20_Text">columns</text:span> element should be a <text:span text:style-name="Source_20_Text">org.zkoss.zul.Column</text:span> element.</text:p>
      <text:p text:style-name="P8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7" text:outline-level="4">Class Name</text:h>
      <text:p text:style-name="P11"><text:span text:style-name="Source_20_Text"><text:span text:style-name="T2">org.zkoss.zul.Columns</text:span></text:span></text:p>
      <text:h text:style-name="P5" text:outline-level="4">Supported Child Components</text:h>
      <text:p text:style-name="Text_20_body_20_indent_20_2">*org.zkoss.zul.Column</text:p>
      <text:h text:style-name="P5" text:outline-level="4">Supported Events</text:h>
      <text:h text:style-name="P10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OnColSize</text:span></text:p>
          </table:table-cell>
          <table:table-cell table:style-name="Table4.B2" office:value-type="string">
            <text:p text:style-name="P2"><text:a xlink:type="simple" xlink:href="../ColSizeEvent.xml"><text:span text:style-name="Source_20_Text"><text:span text:style-name="T1">org.zkoss.zul.event.ColSizeEvent</text:span></text:span></text:a></text:p>
            <text:p text:style-name="P2"><text:span text:style-name="Source_20_Text"><text:span text:style-name="T3">Description:</text:span></text:span><text:span text:style-name="Source_20_Text"><text:span text:style-name="T1"> </text:span></text:span><text:span text:style-name="Source_20_Text"><text:span text:style-name="T5">Notifies the parent of a group of headers that the widths</text:span></text:span></text:p>
            <text:p text:style-name="P9">of two of its children are changed by the user.</text:p>
          </table:table-cell>
        </table:table-row>
      </table:table>
      <text:h text:style-name="P6" text:outline-level="4">Properties</text:h>
      <text:p text:style-name="P11"><text:s/><text:span text:style-name="T6">*NONE</text:span></text:p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ins<text:span text:style-name="T4">ertBefore</text:span><text:span text:style-name="Source_20_Text"><text:span text:style-name="T4">(org.zkoss.zk.ui.Component, org.zkoss.zk.ui.Component)</text:span></text:span><text:span text:style-name="T4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4">lean</text:span></text:p>
          </table:table-cell>
        </table:table-row>
        <table:table-row>
          <table:table-cell table:style-name="Table3.A2" office:value-type="string">
            <text:p text:style-name="Table_20_Contents">removeChild(<text:span text:style-name="Source_20_Text">org.zkoss.zk.ui.Component)</text:span>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4">lean</text:span></text:p>
          </table:table-cell>
        </table:table-row>
        <table:table-row>
          <table:table-cell table:style-name="Table3.A2" office:value-type="string">
            <text:p text:style-name="Table_20_Contents">setParent<text:span text:style-name="Source_20_Text">(org.zkoss.zk.ui.Component)</text:span>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HeadersElement.xml">org.zkoss.zul.impl.HeadersElement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53:01</dc:date>
    <dc:language>en-US</dc:language>
    <meta:editing-cycles>82</meta:editing-cycles>
    <meta:editing-duration>PT4H25M1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75" meta:word-count="205" meta:character-count="1749"/>
  </office:meta>
</office:document-meta>
</file>